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41"/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Test 1</text:p>
          </table:table-cell>
          <table:table-cell table:number-columns-repeated="9"/>
        </table:table-row>
        <table:table-row table:style-name="ro2">
          <table:table-cell office:value-type="string">
            <text:p>Rank</text:p>
          </table:table-cell>
          <table:table-cell office:value-type="string">
            <text:p>Schedule ?</text:p>
          </table:table-cell>
          <table:table-cell office:value-type="string">
            <text:p>Dep ?</text:p>
          </table:table-cell>
          <table:table-cell office:value-type="string">
            <text:p>Arr ?</text:p>
          </table:table-cell>
          <table:table-cell office:value-type="string">
            <text:p>PM</text:p>
          </table:table-cell>
          <table:table-cell office:value-type="string">
            <text:p>Data arr schedule</text:p>
          </table:table-cell>
          <table:table-cell office:value-type="string">
            <text:p>Data dep schedule</text:p>
          </table:table-cell>
          <table:table-cell/>
          <table:table-cell office:value-type="string">
            <text:p>Result arr</text:p>
          </table:table-cell>
          <table:table-cell office:value-type="string">
            <text:p>Result dep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time" office:time-value="PT02H00M00S">
            <text:p>02:00</text:p>
          </table:table-cell>
          <table:table-cell/>
          <table:table-cell table:number-columns-repeated="2" office:value-type="time" office:time-value="PT02H00M00S">
            <text:p>02:0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formula="of:=[.I$3]+([.F$6]-[.F$3])*([.$E4]-[.$E$3])/([.$E$6]-[.$E$3])" office:value-type="time" office:time-value="PT02H06M00S">
            <text:p>02:06:00</text:p>
          </table:table-cell>
          <table:table-cell table:formula="of:=[.J$3]+([.F$6]-[.G$3])*([.$E4]-[.$E$3])/([.$E$6]-[.$E$3])" office:value-type="time" office:time-value="PT02H06M00S">
            <text:p>02:06:0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60">
            <text:p>160</text:p>
          </table:table-cell>
          <table:table-cell table:number-columns-repeated="3"/>
          <table:table-cell table:formula="of:=[.I$3]+([.F$6]-[.F$3])*([.E5]-[.E$3])/([.E$6]-[.E$3])" office:value-type="time" office:time-value="PT02H19M12S">
            <text:p>02:19:12</text:p>
          </table:table-cell>
          <table:table-cell table:formula="of:=[.J$3]+([.F$6]-[.G$3])*([.$E5]-[.$E$3])/([.$E$6]-[.$E$3])" office:value-type="time" office:time-value="PT02H19M12S">
            <text:p>02:19: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office:value-type="float" office:value="200">
            <text:p>200</text:p>
          </table:table-cell>
          <table:table-cell office:value-type="time" office:time-value="PT02H24M00S">
            <text:p>02:24</text:p>
          </table:table-cell>
          <table:table-cell office:value-type="time" office:time-value="PT02H30M00S">
            <text:p>02:30</text:p>
          </table:table-cell>
          <table:table-cell/>
          <table:table-cell office:value-type="time" office:time-value="PT02H24M00S">
            <text:p>02:24:00</text:p>
          </table:table-cell>
          <table:table-cell office:value-type="time" office:time-value="PT02H30M00S">
            <text:p>02:30:0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250">
            <text:p>250</text:p>
          </table:table-cell>
          <table:table-cell table:number-columns-repeated="3"/>
          <table:table-cell table:formula="of:=[.J$6]+([.F$9]-[.J$6])*([.E7]-[.E$6])/([.E$9]-[.E$6])" office:value-type="time" office:time-value="PT02H30M40S">
            <text:p>02:30:40</text:p>
          </table:table-cell>
          <table:table-cell table:formula="of:=[.J$6]+([.F$11]-[.G$6])*([.$E7]-[.$E$6])/([.$E$11]-[.$E$6])" office:value-type="time" office:time-value="PT02H36M40S">
            <text:p>02:36:4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450">
            <text:p>450</text:p>
          </table:table-cell>
          <table:table-cell table:number-columns-repeated="3"/>
          <table:table-cell table:formula="of:=[.J$6]+([.F$9]-[.J$6])*([.E8]-[.E$6])/([.E$9]-[.E$6])" office:value-type="time" office:time-value="PT02H33M20S">
            <text:p>02:33:20</text:p>
          </table:table-cell>
          <table:table-cell table:formula="of:=[.J$6]+([.F$11]-[.G$6])*([.$E8]-[.$E$6])/([.$E$11]-[.$E$6])" office:value-type="time" office:time-value="PT03H03M20S">
            <text:p>03:03: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00">
            <text:p>500</text:p>
          </table:table-cell>
          <table:table-cell office:value-type="time" office:time-value="PT02H34M00S">
            <text:p>02:34</text:p>
          </table:table-cell>
          <table:table-cell office:value-type="string">
            <text:p>undef</text:p>
          </table:table-cell>
          <table:table-cell/>
          <table:table-cell table:formula="of:=[.F9]" office:value-type="time" office:time-value="PT02H34M00S">
            <text:p>02:34:00</text:p>
          </table:table-cell>
          <table:table-cell table:formula="of:=[.J$6]+([.F$11]-[.G$6])*([.$E9]-[.$E$6])/([.$E$11]-[.$E$6])" office:value-type="time" office:time-value="PT03H10M00S">
            <text:p>03:10: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500">
            <text:p>500</text:p>
          </table:table-cell>
          <table:table-cell table:number-columns-repeated="3"/>
          <table:table-cell table:formula="of:=[.I9]+([.I11]-[.I9])/2" office:value-type="time" office:time-value="PT02H52M00S">
            <text:p>02:52:00</text:p>
          </table:table-cell>
          <table:table-cell table:formula="of:=[.J$6]+([.F$11]-[.G$6])*([.$E10]-[.$E$6])/([.$E$11]-[.$E$6])" office:value-type="time" office:time-value="PT03H10M00S">
            <text:p>03:10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00">
            <text:p>500</text:p>
          </table:table-cell>
          <table:table-cell table:number-columns-repeated="2" office:value-type="time" office:time-value="PT03H10M00S">
            <text:p>03:10</text:p>
          </table:table-cell>
          <table:table-cell/>
          <table:table-cell table:number-columns-repeated="2" office:value-type="time" office:time-value="PT03H10M00S">
            <text:p>03:10: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est 2</text:p>
          </table:table-cell>
          <table:table-cell table:number-columns-repeated="9"/>
        </table:table-row>
        <table:table-row table:style-name="ro2">
          <table:table-cell office:value-type="string">
            <text:p>Rank</text:p>
          </table:table-cell>
          <table:table-cell office:value-type="string">
            <text:p>Schedule ?</text:p>
          </table:table-cell>
          <table:table-cell office:value-type="string">
            <text:p>Dep ?</text:p>
          </table:table-cell>
          <table:table-cell office:value-type="string">
            <text:p>Arr ?</text:p>
          </table:table-cell>
          <table:table-cell office:value-type="string">
            <text:p>PM</text:p>
          </table:table-cell>
          <table:table-cell office:value-type="string">
            <text:p>Data arr schedule</text:p>
          </table:table-cell>
          <table:table-cell office:value-type="string">
            <text:p>Data dep schedule</text:p>
          </table:table-cell>
          <table:table-cell/>
          <table:table-cell office:value-type="string">
            <text:p>Result arr</text:p>
          </table:table-cell>
          <table:table-cell office:value-type="string">
            <text:p>Result dep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time" office:time-value="PT02H00M00S">
            <text:p>02:00</text:p>
          </table:table-cell>
          <table:table-cell/>
          <table:table-cell table:number-columns-repeated="2" office:value-type="time" office:time-value="PT02H00M00S">
            <text:p>02:0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formula="of:=[.I$15]+([.F$18]-[.F$15])*([.$E16]-[.$E$15])/([.$E$18]-[.$E$15])" office:value-type="time" office:time-value="PT02H06M00S">
            <text:p>02:06:00</text:p>
          </table:table-cell>
          <table:table-cell table:formula="of:=[.J$15]+([.F$18]-[.G$15])*([.$E16]-[.$E$15])/([.$E$18]-[.$E$15])" office:value-type="time" office:time-value="PT02H06M00S">
            <text:p>02:06:0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60">
            <text:p>160</text:p>
          </table:table-cell>
          <table:table-cell table:number-columns-repeated="3"/>
          <table:table-cell table:formula="of:=[.I$15]+([.F$18]-[.F$15])*([.$E17]-[.$E$15])/([.$E$18]-[.$E$15])" office:value-type="time" office:time-value="PT02H19M12S">
            <text:p>02:19:12</text:p>
          </table:table-cell>
          <table:table-cell table:formula="of:=[.J$15]+([.F$18]-[.G$15])*([.$E17]-[.$E$15])/([.$E$18]-[.$E$15])" office:value-type="time" office:time-value="PT02H19M12S">
            <text:p>02:19: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office:value-type="float" office:value="200">
            <text:p>200</text:p>
          </table:table-cell>
          <table:table-cell office:value-type="time" office:time-value="PT02H24M00S">
            <text:p>02:24</text:p>
          </table:table-cell>
          <table:table-cell office:value-type="time" office:time-value="PT02H28M00S">
            <text:p>02:28</text:p>
          </table:table-cell>
          <table:table-cell/>
          <table:table-cell table:formula="of:=[.F18]" office:value-type="time" office:time-value="PT02H24M00S">
            <text:p>02:24:00</text:p>
          </table:table-cell>
          <table:table-cell table:formula="of:=[.G18]" office:value-type="time" office:time-value="PT02H28M00S">
            <text:p>02:28:0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250">
            <text:p>250</text:p>
          </table:table-cell>
          <table:table-cell table:number-columns-repeated="3"/>
          <table:table-cell table:formula="of:=[.J$18]+([.F$21]-[.J$18])*([.E19]-[.E$18])/([.E$21]-[.E$18])" office:value-type="time" office:time-value="PT02H28M30S">
            <text:p>02:28:30</text:p>
          </table:table-cell>
          <table:table-cell table:formula="of:=[.J$18]+([.F$21]-[.G$18])*([.$E19]-[.$E$18])/([.$E$21]-[.$E$18])" office:value-type="time" office:time-value="PT02H28M30S">
            <text:p>02:28:3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450">
            <text:p>450</text:p>
          </table:table-cell>
          <table:table-cell table:number-columns-repeated="3"/>
          <table:table-cell table:formula="of:=[.J$18]+([.F$21]-[.J$18])*([.E20]-[.E$18])/([.E$21]-[.E$18])" office:value-type="time" office:time-value="PT02H30M30S">
            <text:p>02:30:30</text:p>
          </table:table-cell>
          <table:table-cell table:formula="of:=[.J$18]+([.F$21]-[.G$18])*([.$E20]-[.$E$18])/([.$E$21]-[.$E$18])" office:value-type="time" office:time-value="PT02H30M30S">
            <text:p>02:30: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office:value-type="float" office:value="500">
            <text:p>500</text:p>
          </table:table-cell>
          <table:table-cell table:number-columns-repeated="2" office:value-type="time" office:time-value="PT02H31M00S">
            <text:p>02:31</text:p>
          </table:table-cell>
          <table:table-cell/>
          <table:table-cell table:formula="of:=[.F21]" office:value-type="time" office:time-value="PT02H31M00S">
            <text:p>02:31:00</text:p>
          </table:table-cell>
          <table:table-cell table:formula="of:=[.G21]" office:value-type="time" office:time-value="PT02H31M00S">
            <text:p>02:31: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600">
            <text:p>600</text:p>
          </table:table-cell>
          <table:table-cell table:number-columns-repeated="2" office:value-type="time" office:time-value="PT03H10M00S">
            <text:p>03:10</text:p>
          </table:table-cell>
          <table:table-cell/>
          <table:table-cell table:number-columns-repeated="2" office:value-type="time" office:time-value="PT03H10M00S">
            <text:p>03:10:00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22.09.2013</text:date>, <text:time>15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ues Romain</meta:initial-creator>
    <meta:creation-date>2013-09-21T14:29:51.59</meta:creation-date>
    <dc:date>2013-09-22T15:37:10.77</dc:date>
    <dc:creator>Hugues Romain</dc:creator>
    <meta:editing-duration>P1DT1H7M18S</meta:editing-duration>
    <meta:editing-cycles>3</meta:editing-cycles>
    <meta:generator>OpenOffice/4.0.0$Win32 OpenOffice.org_project/400m3$Build-9702</meta:generator>
    <meta:document-statistic meta:table-count="3" meta:cell-count="136" meta:object-count="0"/>
  </office:meta>
</office:document-meta>
</file>